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c8e" officeooo:paragraph-rsid="00180c8e"/>
    </style:style>
    <style:style style:name="P2" style:family="paragraph" style:parent-style-name="Standard">
      <style:paragraph-properties fo:text-align="center" style:justify-single-word="false"/>
      <style:text-properties officeooo:rsid="00180c8e" officeooo:paragraph-rsid="00180c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de code SHAMAN</text:p>
      <text:p text:style-name="P1"/>
      <text:p text:style-name="P1"/>
      <text:p text:style-name="P1">Comptages bruts : dataInput()$data$counts</text:p>
      <text:p text:style-name="P1">Annotation : dataInput()$data$taxo</text:p>
      <text:p text:style-name="P1">Comptage mergés : dataMergeCounts()$counts</text:p>
      <text:p text:style-name="P1">Niveau sélectionné :input$TaxoSelect</text:p>
      <text:p text:style-name="P1">Target : dataInputTarget()</text:p>
      <text:p text:style-name="P1">Variable du modèle (sans les intéractions) : input$InterestVar</text:p>
      <text:p text:style-name="P1">Résultat analyse diff : ResDiffAnal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0:50:52.371522597</meta:creation-date>
    <dc:date>2016-01-18T11:02:11.945424605</dc:date>
    <meta:editing-duration>PT11M19S</meta:editing-duration>
    <meta:editing-cycles>1</meta:editing-cycles>
    <meta:document-statistic meta:table-count="0" meta:image-count="0" meta:object-count="0" meta:page-count="1" meta:paragraph-count="8" meta:word-count="33" meta:character-count="294" meta:non-whitespace-character-count="269"/>
    <meta:generator>LibreOffice/4.4.1.2$Linux_X86_64 LibreOffice_project/40m0$Build-2</meta:generator>
  </office:meta>
</office:document-meta>
</file>